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8">
            <text:p>8</text:p>
          </table:table-cell>
          <table:table-cell table:formula="oooc:=[.K5]/[.K10]" office:value-type="percentage" office:value="0.0567375886524823">
            <text:p>5,7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2">
            <text:p>12</text:p>
          </table:table-cell>
          <table:table-cell table:style-name="ce15" table:formula="oooc:=[.K6]/[.K10]" office:value-type="percentage" office:value="0.0851063829787234">
            <text:p>8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1">
            <text:p>101</text:p>
          </table:table-cell>
          <table:table-cell table:style-name="ce15" table:formula="oooc:=([.K7]/[.K10])" office:value-type="percentage" office:value="0.716312056737589">
            <text:p>71,6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21/02/2007</text:date>, <text:time>00.10.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21T00:10:41</dc:date>
    <dc:language>it-IT</dc:language>
    <meta:editing-cycles>121</meta:editing-cycles>
    <meta:editing-duration>P3DT5H54M13S</meta:editing-duration>
    <meta:user-defined meta:name="Info 1"/>
    <meta:user-defined meta:name="Info 2"/>
    <meta:user-defined meta:name="Info 3"/>
    <meta:user-defined meta:name="Info 4"/>
    <meta:document-statistic meta:table-count="3" meta:cell-count="799"/>
  </office:meta>
</office:document-meta>
</file>